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524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3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1.289in"/>
    </style:style>
    <style:style style:name="co15" style:family="table-column">
      <style:table-column-properties fo:break-before="auto" style:column-width="1.3866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1.8571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0"/>
    <style:style style:name="ce4" style:family="table-cell" style:parent-style-name="Default" style:data-style-name="N122"/>
    <style:style style:name="ce5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Nov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Nov. Total</text:p>
          </table:table-cell>
          <table:table-cell office:value-type="string">
            <text:p>Nov. Goal</text:p>
          </table:table-cell>
          <table:table-cell table:style-name="Default" office:value-type="string">
            <text:p>Diff.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10-31">
            <text:p>10/31/08</text:p>
          </table:table-cell>
          <table:table-cell table:number-columns-repeated="3" office:value-type="float" office:value="0">
            <text:p>0</text:p>
          </table:table-cell>
          <table:table-cell table:formula="oooc:=[.C3]-[.D3]" office:value-type="float" office:value="0">
            <text:p>+0.00</text:p>
          </table:table-cell>
          <table:table-cell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297.894201388888">
            <text:p>297.89</text:p>
          </table:table-cell>
        </table:table-row>
        <table:table-row table:style-name="ro1">
          <table:table-cell office:value-type="date" office:date-value="2008-11-01">
            <text:p>11/01/08</text:p>
          </table:table-cell>
          <table:table-cell office:value-type="float" office:value="1.75">
            <text:p>1.75</text:p>
          </table:table-cell>
          <table:table-cell table:formula="oooc:=[.C3]+[.B4]" office:value-type="float" office:value="1.75">
            <text:p>1.75</text:p>
          </table:table-cell>
          <table:table-cell office:value-type="float" office:value="1.5">
            <text:p>1.5</text:p>
          </table:table-cell>
          <table:table-cell table:formula="oooc:=[.C4]-[.D4]" office:value-type="float" office:value="0.25">
            <text:p>+0.25</text:p>
          </table:table-cell>
          <table:table-cell table:formula="oooc:=[.F3]+[.B4]" office:value-type="float" office:value="272">
            <text:p>272</text:p>
          </table:table-cell>
          <table:table-cell table:style-name="ce3" office:value-type="float" office:value="13382">
            <text:p>13382</text:p>
          </table:table-cell>
          <table:table-cell table:formula="oooc:=[.G4]-[.G3]" office:value-type="float" office:value="96">
            <text:p>96</text:p>
          </table:table-cell>
          <table:table-cell table:formula="oooc:=[.G4]/[.F4]" office:value-type="float" office:value="49.1985294117647">
            <text:p>49.2</text:p>
          </table:table-cell>
          <table:table-cell office:value-type="string">
            <text:p>#89, #91, #204</text:p>
          </table:table-cell>
          <table:table-cell table:number-columns-repeated="2"/>
        </table:table-row>
        <table:table-row table:style-name="ro1">
          <table:table-cell office:value-type="date" office:date-value="2008-11-02">
            <text:p>11/02/08</text:p>
          </table:table-cell>
          <table:table-cell office:value-type="float" office:value="2.5">
            <text:p>2.5</text:p>
          </table:table-cell>
          <table:table-cell table:formula="oooc:=[.C4]+[.B5]" office:value-type="float" office:value="4.25">
            <text:p>4.25</text:p>
          </table:table-cell>
          <table:table-cell office:value-type="float" office:value="3">
            <text:p>3</text:p>
          </table:table-cell>
          <table:table-cell table:formula="oooc:=[.C5]-[.D5]" office:value-type="float" office:value="1.25">
            <text:p>+1.25</text:p>
          </table:table-cell>
          <table:table-cell table:formula="oooc:=[.F4]+[.B5]" office:value-type="float" office:value="274.5">
            <text:p>274.5</text:p>
          </table:table-cell>
          <table:table-cell table:style-name="ce3" office:value-type="float" office:value="13434">
            <text:p>13434</text:p>
          </table:table-cell>
          <table:table-cell table:formula="oooc:=[.G5]-[.G4]" office:value-type="float" office:value="52">
            <text:p>52</text:p>
          </table:table-cell>
          <table:table-cell table:formula="oooc:=[.G5]/[.F5]" office:value-type="float" office:value="48.9398907103825">
            <text:p>48.94</text:p>
          </table:table-cell>
          <table:table-cell office:value-type="string">
            <text:p>Got up to fields, can't preserve whitespace</text:p>
          </table:table-cell>
          <table:table-cell table:number-columns-repeated="2"/>
        </table:table-row>
        <table:table-row table:style-name="ro1">
          <table:table-cell office:value-type="date" office:date-value="2008-11-03">
            <text:p>11/03/08</text:p>
          </table:table-cell>
          <table:table-cell office:value-type="float" office:value="1">
            <text:p>1</text:p>
          </table:table-cell>
          <table:table-cell table:formula="oooc:=[.C5]+[.B6]" office:value-type="float" office:value="5.25">
            <text:p>5.25</text:p>
          </table:table-cell>
          <table:table-cell office:value-type="float" office:value="4.5">
            <text:p>4.5</text:p>
          </table:table-cell>
          <table:table-cell table:formula="oooc:=[.C6]-[.D6]" office:value-type="float" office:value="0.75">
            <text:p>+0.75</text:p>
          </table:table-cell>
          <table:table-cell table:formula="oooc:=[.F5]+[.B6]" office:value-type="float" office:value="275.5">
            <text:p>275.5</text:p>
          </table:table-cell>
          <table:table-cell table:style-name="ce3" office:value-type="float" office:value="13435">
            <text:p>13435</text:p>
          </table:table-cell>
          <table:table-cell table:formula="oooc:=[.G6]-[.G5]" office:value-type="float" office:value="1">
            <text:p>1</text:p>
          </table:table-cell>
          <table:table-cell table:formula="oooc:=[.G6]/[.F6]" office:value-type="float" office:value="48.7658802177858">
            <text:p>48.77</text:p>
          </table:table-cell>
          <table:table-cell table:number-columns-repeated="3"/>
        </table:table-row>
        <table:table-row table:style-name="ro1">
          <table:table-cell office:value-type="date" office:date-value="2008-11-04">
            <text:p>11/04/08</text:p>
          </table:table-cell>
          <table:table-cell office:value-type="float" office:value="2">
            <text:p>2</text:p>
          </table:table-cell>
          <table:table-cell table:formula="oooc:=[.C6]+[.B7]" office:value-type="float" office:value="7.25">
            <text:p>7.25</text:p>
          </table:table-cell>
          <table:table-cell office:value-type="float" office:value="6">
            <text:p>6</text:p>
          </table:table-cell>
          <table:table-cell table:formula="oooc:=[.C7]-[.D7]" office:value-type="float" office:value="1.25">
            <text:p>+1.25</text:p>
          </table:table-cell>
          <table:table-cell table:formula="oooc:=[.F6]+[.B7]" office:value-type="float" office:value="277.5">
            <text:p>277.5</text:p>
          </table:table-cell>
          <table:table-cell table:style-name="ce3" office:value-type="float" office:value="13485">
            <text:p>13485</text:p>
          </table:table-cell>
          <table:table-cell table:formula="oooc:=[.G7]-[.G6]" office:value-type="float" office:value="50">
            <text:p>50</text:p>
          </table:table-cell>
          <table:table-cell table:formula="oooc:=[.G7]/[.F7]" office:value-type="float" office:value="48.5945945945946">
            <text:p>48.59</text:p>
          </table:table-cell>
          <table:table-cell office:value-type="string">
            <text:p>Made ruby script to convert</text:p>
          </table:table-cell>
          <table:table-cell table:number-columns-repeated="2"/>
        </table:table-row>
        <table:table-row table:style-name="ro1">
          <table:table-cell office:value-type="date" office:date-value="2008-11-05">
            <text:p>11/05/08</text:p>
          </table:table-cell>
          <table:table-cell/>
          <table:table-cell table:formula="oooc:=[.C7]+[.B8]" office:value-type="float" office:value="7.25">
            <text:p>7.25</text:p>
          </table:table-cell>
          <table:table-cell office:value-type="float" office:value="7.5">
            <text:p>7.5</text:p>
          </table:table-cell>
          <table:table-cell table:formula="oooc:=[.C8]-[.D8]" office:value-type="float" office:value="-0.25">
            <text:p>-0.25</text:p>
          </table:table-cell>
          <table:table-cell table:number-columns-repeated="7"/>
        </table:table-row>
        <table:table-row table:style-name="ro1">
          <table:table-cell office:value-type="date" office:date-value="2008-11-06">
            <text:p>11/06/08</text:p>
          </table:table-cell>
          <table:table-cell/>
          <table:table-cell table:formula="oooc:=[.C8]+[.B9]" office:value-type="float" office:value="7.25">
            <text:p>7.25</text:p>
          </table:table-cell>
          <table:table-cell office:value-type="float" office:value="9">
            <text:p>9</text:p>
          </table:table-cell>
          <table:table-cell table:formula="oooc:=[.C9]-[.D9]" office:value-type="float" office:value="-1.75">
            <text:p>-1.75</text:p>
          </table:table-cell>
          <table:table-cell table:number-columns-repeated="7"/>
        </table:table-row>
        <table:table-row table:style-name="ro1">
          <table:table-cell office:value-type="date" office:date-value="2008-11-07">
            <text:p>11/07/08</text:p>
          </table:table-cell>
          <table:table-cell/>
          <table:table-cell table:formula="oooc:=[.C9]+[.B10]" office:value-type="float" office:value="7.25">
            <text:p>7.25</text:p>
          </table:table-cell>
          <table:table-cell office:value-type="float" office:value="10.5">
            <text:p>10.5</text:p>
          </table:table-cell>
          <table:table-cell table:formula="oooc:=[.C10]-[.D10]" office:value-type="float" office:value="-3.25">
            <text:p>-3.25</text:p>
          </table:table-cell>
          <table:table-cell table:number-columns-repeated="7"/>
        </table:table-row>
        <table:table-row table:style-name="ro1">
          <table:table-cell office:value-type="date" office:date-value="2008-11-08">
            <text:p>11/08/08</text:p>
          </table:table-cell>
          <table:table-cell/>
          <table:table-cell table:formula="oooc:=[.C10]+[.B11]" office:value-type="float" office:value="7.25">
            <text:p>7.25</text:p>
          </table:table-cell>
          <table:table-cell office:value-type="float" office:value="12">
            <text:p>12</text:p>
          </table:table-cell>
          <table:table-cell table:formula="oooc:=[.C11]-[.D11]" office:value-type="float" office:value="-4.75">
            <text:p>-4.75</text:p>
          </table:table-cell>
          <table:table-cell table:number-columns-repeated="7"/>
        </table:table-row>
        <table:table-row table:style-name="ro1">
          <table:table-cell office:value-type="date" office:date-value="2008-11-09">
            <text:p>11/09/08</text:p>
          </table:table-cell>
          <table:table-cell/>
          <table:table-cell table:formula="oooc:=[.C11]+[.B12]" office:value-type="float" office:value="7.25">
            <text:p>7.25</text:p>
          </table:table-cell>
          <table:table-cell office:value-type="float" office:value="13.5">
            <text:p>13.5</text:p>
          </table:table-cell>
          <table:table-cell table:formula="oooc:=[.C12]-[.D12]" office:value-type="float" office:value="-6.25">
            <text:p>-6.25</text:p>
          </table:table-cell>
          <table:table-cell table:number-columns-repeated="7"/>
        </table:table-row>
        <table:table-row table:style-name="ro1">
          <table:table-cell office:value-type="date" office:date-value="2008-11-10">
            <text:p>11/10/08</text:p>
          </table:table-cell>
          <table:table-cell/>
          <table:table-cell table:formula="oooc:=[.C12]+[.B13]" office:value-type="float" office:value="7.25">
            <text:p>7.25</text:p>
          </table:table-cell>
          <table:table-cell office:value-type="float" office:value="15">
            <text:p>15</text:p>
          </table:table-cell>
          <table:table-cell table:formula="oooc:=[.C13]-[.D13]" office:value-type="float" office:value="-7.75">
            <text:p>-7.75</text:p>
          </table:table-cell>
          <table:table-cell table:number-columns-repeated="7"/>
        </table:table-row>
        <table:table-row table:style-name="ro1">
          <table:table-cell office:value-type="date" office:date-value="2008-11-11">
            <text:p>11/11/08</text:p>
          </table:table-cell>
          <table:table-cell/>
          <table:table-cell table:formula="oooc:=[.C13]+[.B14]" office:value-type="float" office:value="7.25">
            <text:p>7.25</text:p>
          </table:table-cell>
          <table:table-cell office:value-type="float" office:value="16.5">
            <text:p>16.5</text:p>
          </table:table-cell>
          <table:table-cell table:formula="oooc:=[.C14]-[.D14]" office:value-type="float" office:value="-9.25">
            <text:p>-9.25</text:p>
          </table:table-cell>
          <table:table-cell table:number-columns-repeated="7"/>
        </table:table-row>
        <table:table-row table:style-name="ro1">
          <table:table-cell office:value-type="date" office:date-value="2008-11-12">
            <text:p>11/12/08</text:p>
          </table:table-cell>
          <table:table-cell/>
          <table:table-cell table:formula="oooc:=[.C14]+[.B15]" office:value-type="float" office:value="7.25">
            <text:p>7.25</text:p>
          </table:table-cell>
          <table:table-cell office:value-type="float" office:value="18">
            <text:p>18</text:p>
          </table:table-cell>
          <table:table-cell table:formula="oooc:=[.C15]-[.D15]" office:value-type="float" office:value="-10.75">
            <text:p>-10.75</text:p>
          </table:table-cell>
          <table:table-cell table:number-columns-repeated="7"/>
        </table:table-row>
        <table:table-row table:style-name="ro1">
          <table:table-cell office:value-type="date" office:date-value="2008-11-13">
            <text:p>11/13/08</text:p>
          </table:table-cell>
          <table:table-cell/>
          <table:table-cell table:formula="oooc:=[.C15]+[.B16]" office:value-type="float" office:value="7.25">
            <text:p>7.25</text:p>
          </table:table-cell>
          <table:table-cell office:value-type="float" office:value="19.5">
            <text:p>19.5</text:p>
          </table:table-cell>
          <table:table-cell table:formula="oooc:=[.C16]-[.D16]" office:value-type="float" office:value="-12.25">
            <text:p>-12.25</text:p>
          </table:table-cell>
          <table:table-cell table:number-columns-repeated="7"/>
        </table:table-row>
        <table:table-row table:style-name="ro1">
          <table:table-cell office:value-type="date" office:date-value="2008-11-14">
            <text:p>11/14/08</text:p>
          </table:table-cell>
          <table:table-cell/>
          <table:table-cell table:formula="oooc:=[.C16]+[.B17]" office:value-type="float" office:value="7.25">
            <text:p>7.25</text:p>
          </table:table-cell>
          <table:table-cell office:value-type="float" office:value="21">
            <text:p>21</text:p>
          </table:table-cell>
          <table:table-cell table:formula="oooc:=[.C17]-[.D17]" office:value-type="float" office:value="-13.75">
            <text:p>-13.75</text:p>
          </table:table-cell>
          <table:table-cell table:number-columns-repeated="7"/>
        </table:table-row>
        <table:table-row table:style-name="ro1">
          <table:table-cell office:value-type="date" office:date-value="2008-11-15">
            <text:p>11/15/08</text:p>
          </table:table-cell>
          <table:table-cell/>
          <table:table-cell table:formula="oooc:=[.C17]+[.B18]" office:value-type="float" office:value="7.25">
            <text:p>7.25</text:p>
          </table:table-cell>
          <table:table-cell office:value-type="float" office:value="22.5">
            <text:p>22.5</text:p>
          </table:table-cell>
          <table:table-cell table:formula="oooc:=[.C18]-[.D18]" office:value-type="float" office:value="-15.25">
            <text:p>-15.25</text:p>
          </table:table-cell>
          <table:table-cell table:number-columns-repeated="7"/>
        </table:table-row>
        <table:table-row table:style-name="ro1">
          <table:table-cell office:value-type="date" office:date-value="2008-11-16">
            <text:p>11/16/08</text:p>
          </table:table-cell>
          <table:table-cell/>
          <table:table-cell table:formula="oooc:=[.C18]+[.B19]" office:value-type="float" office:value="7.25">
            <text:p>7.25</text:p>
          </table:table-cell>
          <table:table-cell office:value-type="float" office:value="24">
            <text:p>24</text:p>
          </table:table-cell>
          <table:table-cell table:formula="oooc:=[.C19]-[.D19]" office:value-type="float" office:value="-16.75">
            <text:p>-16.75</text:p>
          </table:table-cell>
          <table:table-cell table:number-columns-repeated="7"/>
        </table:table-row>
        <table:table-row table:style-name="ro1">
          <table:table-cell office:value-type="date" office:date-value="2008-11-17">
            <text:p>11/17/08</text:p>
          </table:table-cell>
          <table:table-cell/>
          <table:table-cell table:formula="oooc:=[.C19]+[.B20]" office:value-type="float" office:value="7.25">
            <text:p>7.25</text:p>
          </table:table-cell>
          <table:table-cell office:value-type="float" office:value="25.5">
            <text:p>25.5</text:p>
          </table:table-cell>
          <table:table-cell table:formula="oooc:=[.C20]-[.D20]" office:value-type="float" office:value="-18.25">
            <text:p>-18.25</text:p>
          </table:table-cell>
          <table:table-cell table:number-columns-repeated="7"/>
        </table:table-row>
        <table:table-row table:style-name="ro1">
          <table:table-cell office:value-type="date" office:date-value="2008-11-18">
            <text:p>11/18/08</text:p>
          </table:table-cell>
          <table:table-cell/>
          <table:table-cell table:formula="oooc:=[.C20]+[.B21]" office:value-type="float" office:value="7.25">
            <text:p>7.25</text:p>
          </table:table-cell>
          <table:table-cell office:value-type="float" office:value="27">
            <text:p>27</text:p>
          </table:table-cell>
          <table:table-cell table:formula="oooc:=[.C21]-[.D21]" office:value-type="float" office:value="-19.75">
            <text:p>-19.75</text:p>
          </table:table-cell>
          <table:table-cell table:number-columns-repeated="7"/>
        </table:table-row>
        <table:table-row table:style-name="ro1">
          <table:table-cell office:value-type="date" office:date-value="2008-11-19">
            <text:p>11/19/08</text:p>
          </table:table-cell>
          <table:table-cell/>
          <table:table-cell table:formula="oooc:=[.C21]+[.B22]" office:value-type="float" office:value="7.25">
            <text:p>7.25</text:p>
          </table:table-cell>
          <table:table-cell office:value-type="float" office:value="28.5">
            <text:p>28.5</text:p>
          </table:table-cell>
          <table:table-cell table:formula="oooc:=[.C22]-[.D22]" office:value-type="float" office:value="-21.25">
            <text:p>-21.25</text:p>
          </table:table-cell>
          <table:table-cell table:number-columns-repeated="7"/>
        </table:table-row>
        <table:table-row table:style-name="ro1">
          <table:table-cell office:value-type="date" office:date-value="2008-11-20">
            <text:p>11/20/08</text:p>
          </table:table-cell>
          <table:table-cell/>
          <table:table-cell table:formula="oooc:=[.C22]+[.B23]" office:value-type="float" office:value="7.25">
            <text:p>7.25</text:p>
          </table:table-cell>
          <table:table-cell office:value-type="float" office:value="30">
            <text:p>30</text:p>
          </table:table-cell>
          <table:table-cell table:formula="oooc:=[.C23]-[.D23]" office:value-type="float" office:value="-22.75">
            <text:p>-22.75</text:p>
          </table:table-cell>
          <table:table-cell table:number-columns-repeated="7"/>
        </table:table-row>
        <table:table-row table:style-name="ro1">
          <table:table-cell office:value-type="date" office:date-value="2008-11-21">
            <text:p>11/21/08</text:p>
          </table:table-cell>
          <table:table-cell/>
          <table:table-cell table:formula="oooc:=[.C23]+[.B24]" office:value-type="float" office:value="7.25">
            <text:p>7.25</text:p>
          </table:table-cell>
          <table:table-cell office:value-type="float" office:value="31.5">
            <text:p>31.5</text:p>
          </table:table-cell>
          <table:table-cell table:formula="oooc:=[.C24]-[.D24]" office:value-type="float" office:value="-24.25">
            <text:p>-24.25</text:p>
          </table:table-cell>
          <table:table-cell table:number-columns-repeated="7"/>
        </table:table-row>
        <table:table-row table:style-name="ro1">
          <table:table-cell office:value-type="date" office:date-value="2008-11-22">
            <text:p>11/22/08</text:p>
          </table:table-cell>
          <table:table-cell/>
          <table:table-cell table:formula="oooc:=[.C24]+[.B25]" office:value-type="float" office:value="7.25">
            <text:p>7.25</text:p>
          </table:table-cell>
          <table:table-cell office:value-type="float" office:value="33">
            <text:p>33</text:p>
          </table:table-cell>
          <table:table-cell table:formula="oooc:=[.C25]-[.D25]" office:value-type="float" office:value="-25.75">
            <text:p>-25.75</text:p>
          </table:table-cell>
          <table:table-cell table:number-columns-repeated="7"/>
        </table:table-row>
        <table:table-row table:style-name="ro1">
          <table:table-cell office:value-type="date" office:date-value="2008-11-23">
            <text:p>11/23/08</text:p>
          </table:table-cell>
          <table:table-cell/>
          <table:table-cell table:formula="oooc:=[.C25]+[.B26]" office:value-type="float" office:value="7.25">
            <text:p>7.25</text:p>
          </table:table-cell>
          <table:table-cell office:value-type="float" office:value="34.5">
            <text:p>34.5</text:p>
          </table:table-cell>
          <table:table-cell table:formula="oooc:=[.C26]-[.D26]" office:value-type="float" office:value="-27.25">
            <text:p>-27.25</text:p>
          </table:table-cell>
          <table:table-cell table:number-columns-repeated="7"/>
        </table:table-row>
        <table:table-row table:style-name="ro1">
          <table:table-cell office:value-type="date" office:date-value="2008-11-24">
            <text:p>11/24/08</text:p>
          </table:table-cell>
          <table:table-cell/>
          <table:table-cell table:formula="oooc:=[.C26]+[.B27]" office:value-type="float" office:value="7.25">
            <text:p>7.25</text:p>
          </table:table-cell>
          <table:table-cell office:value-type="float" office:value="36">
            <text:p>36</text:p>
          </table:table-cell>
          <table:table-cell table:formula="oooc:=[.C27]-[.D27]" office:value-type="float" office:value="-28.75">
            <text:p>-28.75</text:p>
          </table:table-cell>
          <table:table-cell table:number-columns-repeated="7"/>
        </table:table-row>
        <table:table-row table:style-name="ro1">
          <table:table-cell office:value-type="date" office:date-value="2008-11-25">
            <text:p>11/25/08</text:p>
          </table:table-cell>
          <table:table-cell/>
          <table:table-cell table:formula="oooc:=[.C27]+[.B28]" office:value-type="float" office:value="7.25">
            <text:p>7.25</text:p>
          </table:table-cell>
          <table:table-cell office:value-type="float" office:value="37.5">
            <text:p>37.5</text:p>
          </table:table-cell>
          <table:table-cell table:formula="oooc:=[.C28]-[.D28]" office:value-type="float" office:value="-30.25">
            <text:p>-30.25</text:p>
          </table:table-cell>
          <table:table-cell table:number-columns-repeated="7"/>
        </table:table-row>
        <table:table-row table:style-name="ro1">
          <table:table-cell office:value-type="date" office:date-value="2008-11-26">
            <text:p>11/26/08</text:p>
          </table:table-cell>
          <table:table-cell/>
          <table:table-cell table:formula="oooc:=[.C28]+[.B29]" office:value-type="float" office:value="7.25">
            <text:p>7.25</text:p>
          </table:table-cell>
          <table:table-cell office:value-type="float" office:value="39">
            <text:p>39</text:p>
          </table:table-cell>
          <table:table-cell table:formula="oooc:=[.C29]-[.D29]" office:value-type="float" office:value="-31.75">
            <text:p>-31.75</text:p>
          </table:table-cell>
          <table:table-cell table:number-columns-repeated="7"/>
        </table:table-row>
        <table:table-row table:style-name="ro1">
          <table:table-cell office:value-type="date" office:date-value="2008-11-27">
            <text:p>11/27/08</text:p>
          </table:table-cell>
          <table:table-cell/>
          <table:table-cell table:formula="oooc:=[.C29]+[.B30]" office:value-type="float" office:value="7.25">
            <text:p>7.25</text:p>
          </table:table-cell>
          <table:table-cell office:value-type="float" office:value="40.5">
            <text:p>40.5</text:p>
          </table:table-cell>
          <table:table-cell table:formula="oooc:=[.C30]-[.D30]" office:value-type="float" office:value="-33.25">
            <text:p>-33.25</text:p>
          </table:table-cell>
          <table:table-cell table:number-columns-repeated="7"/>
        </table:table-row>
        <table:table-row table:style-name="ro1">
          <table:table-cell office:value-type="date" office:date-value="2008-11-28">
            <text:p>11/28/08</text:p>
          </table:table-cell>
          <table:table-cell/>
          <table:table-cell table:formula="oooc:=[.C30]+[.B31]" office:value-type="float" office:value="7.25">
            <text:p>7.25</text:p>
          </table:table-cell>
          <table:table-cell office:value-type="float" office:value="42">
            <text:p>42</text:p>
          </table:table-cell>
          <table:table-cell table:formula="oooc:=[.C31]-[.D31]" office:value-type="float" office:value="-34.75">
            <text:p>-34.75</text:p>
          </table:table-cell>
          <table:table-cell table:number-columns-repeated="7"/>
        </table:table-row>
        <table:table-row table:style-name="ro1">
          <table:table-cell office:value-type="date" office:date-value="2008-11-29">
            <text:p>11/29/08</text:p>
          </table:table-cell>
          <table:table-cell/>
          <table:table-cell table:formula="oooc:=[.C31]+[.B32]" office:value-type="float" office:value="7.25">
            <text:p>7.25</text:p>
          </table:table-cell>
          <table:table-cell office:value-type="float" office:value="43.5">
            <text:p>43.5</text:p>
          </table:table-cell>
          <table:table-cell table:formula="oooc:=[.C32]-[.D32]" office:value-type="float" office:value="-36.25">
            <text:p>-36.25</text:p>
          </table:table-cell>
          <table:table-cell table:number-columns-repeated="7"/>
        </table:table-row>
        <table:table-row table:style-name="ro1">
          <table:table-cell office:value-type="date" office:date-value="2008-11-30">
            <text:p>11/30/08</text:p>
          </table:table-cell>
          <table:table-cell/>
          <table:table-cell table:formula="oooc:=[.C32]+[.B33]" office:value-type="float" office:value="7.25">
            <text:p>7.25</text:p>
          </table:table-cell>
          <table:table-cell office:value-type="float" office:value="45">
            <text:p>45</text:p>
          </table:table-cell>
          <table:table-cell table:formula="oooc:=[.C33]-[.D33]" office:value-type="float" office:value="-37.75">
            <text:p>-37.75</text:p>
          </table:table-cell>
          <table:table-cell table:number-columns-repeated="7"/>
        </table:table-row>
      </table:table>
      <table:table table:name="October" table:style-name="ta1" table:print="false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Total Hours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table:number-columns-repeated="2"/>
          <table:table-cell office:value-type="string">
            <text:p>Day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/>
          <table:table-cell office:value-type="float" office:value="253">
            <text:p>253</text:p>
          </table:table-cell>
          <table:table-cell office:value-type="float" office:value="12941">
            <text:p>12941</text:p>
          </table:table-cell>
          <table:table-cell table:number-columns-repeated="2"/>
          <table:table-cell office:value-type="string">
            <text:p>Moved to new format</text:p>
          </table:table-cell>
          <table:table-cell/>
          <table:table-cell table:style-name="ce3" table:formula="oooc:=DAYS(NOW();[January.A4])" office:value-type="float" office:value="297.894212962965">
            <text:p>297.89</text:p>
          </table:table-cell>
        </table:table-row>
        <table:table-row table:style-name="ro1">
          <table:table-cell office:value-type="date" office:date-value="2008-10-04">
            <text:p>10/04/08</text:p>
          </table:table-cell>
          <table:table-cell office:value-type="float" office:value="1.5">
            <text:p>1.5</text:p>
          </table:table-cell>
          <table:table-cell table:formula="oooc:=[.C3]+[.B4]" office:value-type="float" office:value="254.5">
            <text:p>254.5</text:p>
          </table:table-cell>
          <table:table-cell table:style-name="ce3" office:value-type="float" office:value="12759">
            <text:p>12759</text:p>
          </table:table-cell>
          <table:table-cell table:formula="oooc:=[.D4]-[.D3]" office:value-type="float" office:value="-182">
            <text:p>-182</text:p>
          </table:table-cell>
          <table:table-cell table:formula="oooc:=[.D4]/[.C4]" office:value-type="float" office:value="50.1335952848723">
            <text:p>50.13</text:p>
          </table:table-cell>
          <table:table-cell table:number-columns-repeated="3"/>
        </table:table-row>
        <table:table-row table:style-name="ro1">
          <table:table-cell office:value-type="date" office:date-value="2008-10-07">
            <text:p>10/07/08</text:p>
          </table:table-cell>
          <table:table-cell office:value-type="float" office:value="1">
            <text:p>1</text:p>
          </table:table-cell>
          <table:table-cell table:formula="oooc:=[.C4]+[.B5]" office:value-type="float" office:value="255.5">
            <text:p>255.5</text:p>
          </table:table-cell>
          <table:table-cell office:value-type="float" office:value="12759">
            <text:p>12759</text:p>
          </table:table-cell>
          <table:table-cell table:formula="oooc:=[.D5]-[.D4]" office:value-type="float" office:value="0">
            <text:p>0</text:p>
          </table:table-cell>
          <table:table-cell table:formula="oooc:=[.D5]/[.C5]" office:value-type="float" office:value="49.9373776908024">
            <text:p>49.94</text:p>
          </table:table-cell>
          <table:table-cell office:value-type="string">
            <text:p>Finished alliance planets</text:p>
          </table:table-cell>
          <table:table-cell table:number-columns-repeated="2"/>
        </table:table-row>
        <table:table-row table:style-name="ro1">
          <table:table-cell office:value-type="date" office:date-value="2008-10-08">
            <text:p>10/08/08</text:p>
          </table:table-cell>
          <table:table-cell office:value-type="float" office:value="0.5">
            <text:p>0.5</text:p>
          </table:table-cell>
          <table:table-cell table:formula="oooc:=[.C5]+[.B6]" office:value-type="float" office:value="256">
            <text:p>256</text:p>
          </table:table-cell>
          <table:table-cell office:value-type="float" office:value="12760">
            <text:p>12760</text:p>
          </table:table-cell>
          <table:table-cell table:formula="oooc:=[.D6]-[.D5]" office:value-type="float" office:value="1">
            <text:p>1</text:p>
          </table:table-cell>
          <table:table-cell table:formula="oooc:=[.D6]/[.C6]" office:value-type="float" office:value="49.84375">
            <text:p>49.84</text:p>
          </table:table-cell>
          <table:table-cell table:number-columns-repeated="3"/>
        </table:table-row>
        <table:table-row table:style-name="ro1">
          <table:table-cell office:value-type="date" office:date-value="2008-10-14">
            <text:p>10/14/08</text:p>
          </table:table-cell>
          <table:table-cell office:value-type="float" office:value="1.75">
            <text:p>1.75</text:p>
          </table:table-cell>
          <table:table-cell table:formula="oooc:=[.C6]+[.B7]" office:value-type="float" office:value="257.75">
            <text:p>257.75</text:p>
          </table:table-cell>
          <table:table-cell office:value-type="float" office:value="12875">
            <text:p>12875</text:p>
          </table:table-cell>
          <table:table-cell table:formula="oooc:=[.D7]-[.D6]" office:value-type="float" office:value="115">
            <text:p>115</text:p>
          </table:table-cell>
          <table:table-cell table:formula="oooc:=[.D7]/[.C7]" office:value-type="float" office:value="49.9515033947624">
            <text:p>49.95</text:p>
          </table:table-cell>
          <table:table-cell office:value-type="string">
            <text:p>Finished all planets!</text:p>
          </table:table-cell>
          <table:table-cell table:number-columns-repeated="2"/>
        </table:table-row>
        <table:table-row table:style-name="ro1">
          <table:table-cell office:value-type="date" office:date-value="2008-10-19">
            <text:p>10/19/08</text:p>
          </table:table-cell>
          <table:table-cell office:value-type="float" office:value="0.5">
            <text:p>0.5</text:p>
          </table:table-cell>
          <table:table-cell table:formula="oooc:=[.C7]+[.B8]" office:value-type="float" office:value="258.25">
            <text:p>258.25</text:p>
          </table:table-cell>
          <table:table-cell office:value-type="float" office:value="12875">
            <text:p>12875</text:p>
          </table:table-cell>
          <table:table-cell table:formula="oooc:=[.D8]-[.D7]" office:value-type="float" office:value="0">
            <text:p>0</text:p>
          </table:table-cell>
          <table:table-cell table:formula="oooc:=[.D8]/[.C8]" office:value-type="float" office:value="49.8547918683446">
            <text:p>49.85</text:p>
          </table:table-cell>
          <table:table-cell office:value-type="string">
            <text:p>Some work that never got committed</text:p>
          </table:table-cell>
          <table:table-cell table:number-columns-repeated="2"/>
        </table:table-row>
        <table:table-row table:style-name="ro1">
          <table:table-cell office:value-type="date" office:date-value="2008-10-20">
            <text:p>10/20/08</text:p>
          </table:table-cell>
          <table:table-cell office:value-type="float" office:value="4.5">
            <text:p>4.5</text:p>
          </table:table-cell>
          <table:table-cell table:formula="oooc:=[.C8]+[.B9]" office:value-type="float" office:value="262.75">
            <text:p>262.75</text:p>
          </table:table-cell>
          <table:table-cell office:value-type="float" office:value="13166">
            <text:p>13166</text:p>
          </table:table-cell>
          <table:table-cell table:formula="oooc:=[.D9]-[.D8]" office:value-type="float" office:value="291">
            <text:p>291</text:p>
          </table:table-cell>
          <table:table-cell table:formula="oooc:=[.D9]/[.C9]" office:value-type="float" office:value="50.1084681255947">
            <text:p>50.11</text:p>
          </table:table-cell>
          <table:table-cell office:value-type="string">
            <text:p>Tons of format work</text:p>
          </table:table-cell>
          <table:table-cell table:number-columns-repeated="2"/>
        </table:table-row>
        <table:table-row table:style-name="ro1">
          <table:table-cell office:value-type="date" office:date-value="2008-10-21">
            <text:p>10/21/08</text:p>
          </table:table-cell>
          <table:table-cell office:value-type="float" office:value="1.75">
            <text:p>1.75</text:p>
          </table:table-cell>
          <table:table-cell table:formula="oooc:=[.C9]+[.B10]" office:value-type="float" office:value="264.5">
            <text:p>264.5</text:p>
          </table:table-cell>
          <table:table-cell office:value-type="float" office:value="12951">
            <text:p>12951</text:p>
          </table:table-cell>
          <table:table-cell table:formula="oooc:=[.D10]-[.D9]" office:value-type="float" office:value="-215">
            <text:p>-215</text:p>
          </table:table-cell>
          <table:table-cell table:formula="oooc:=[.D10]/[.C10]" office:value-type="float" office:value="48.9640831758034">
            <text:p>48.96</text:p>
          </table:table-cell>
          <table:table-cell office:value-type="string">
            <text:p>Re-setting the formats</text:p>
          </table:table-cell>
          <table:table-cell table:number-columns-repeated="2"/>
        </table:table-row>
        <table:table-row table:style-name="ro1">
          <table:table-cell office:value-type="date" office:date-value="2008-10-22">
            <text:p>10/22/08</text:p>
          </table:table-cell>
          <table:table-cell office:value-type="float" office:value="2.5">
            <text:p>2.5</text:p>
          </table:table-cell>
          <table:table-cell table:formula="oooc:=[.C10]+[.B11]" office:value-type="float" office:value="267">
            <text:p>267</text:p>
          </table:table-cell>
          <table:table-cell office:value-type="float" office:value="13020">
            <text:p>13020</text:p>
          </table:table-cell>
          <table:table-cell table:formula="oooc:=[.D11]-[.D10]" office:value-type="float" office:value="69">
            <text:p>69</text:p>
          </table:table-cell>
          <table:table-cell table:formula="oooc:=[.D11]/[.C11]" office:value-type="float" office:value="48.7640449438202">
            <text:p>48.76</text:p>
          </table:table-cell>
          <table:table-cell office:value-type="string">
            <text:p>More format crap</text:p>
          </table:table-cell>
          <table:table-cell table:number-columns-repeated="2"/>
        </table:table-row>
        <table:table-row table:style-name="ro1">
          <table:table-cell office:value-type="date" office:date-value="2008-10-29">
            <text:p>10/29/08</text:p>
          </table:table-cell>
          <table:table-cell office:value-type="float" office:value="0.5">
            <text:p>0.5</text:p>
          </table:table-cell>
          <table:table-cell table:formula="oooc:=[.C11]+[.B12]" office:value-type="float" office:value="267.5">
            <text:p>267.5</text:p>
          </table:table-cell>
          <table:table-cell office:value-type="float" office:value="13028">
            <text:p>13028</text:p>
          </table:table-cell>
          <table:table-cell table:formula="oooc:=[.D12]-[.D11]" office:value-type="float" office:value="8">
            <text:p>8</text:p>
          </table:table-cell>
          <table:table-cell table:formula="oooc:=[.D12]/[.C12]" office:value-type="float" office:value="48.7028037383178">
            <text:p>48.7</text:p>
          </table:table-cell>
          <table:table-cell table:number-columns-repeated="3"/>
        </table:table-row>
        <table:table-row table:style-name="ro1">
          <table:table-cell office:value-type="date" office:date-value="2008-10-31">
            <text:p>10/31/08</text:p>
          </table:table-cell>
          <table:table-cell office:value-type="float" office:value="2.75">
            <text:p>2.75</text:p>
          </table:table-cell>
          <table:table-cell table:formula="oooc:=[.C12]+[.B13]" office:value-type="float" office:value="270.25">
            <text:p>270.25</text:p>
          </table:table-cell>
          <table:table-cell office:value-type="float" office:value="13286">
            <text:p>13286</text:p>
          </table:table-cell>
          <table:table-cell table:formula="oooc:=[.D13]-[.D12]" office:value-type="float" office:value="258">
            <text:p>258</text:p>
          </table:table-cell>
          <table:table-cell table:formula="oooc:=[.D13]/[.C13]" office:value-type="float" office:value="49.1618871415356">
            <text:p>49.16</text:p>
          </table:table-cell>
          <table:table-cell office:value-type="string">
            <text:p>Format Crap COMPLETE</text:p>
          </table:table-cell>
          <table:table-cell table:number-columns-repeated="2"/>
        </table:table-row>
      </table:table>
      <table:table table:name="September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/>
          <table:table-cell office:value-type="float" office:value="1">
            <text:p>1</text:p>
          </table:table-cell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1.25">
            <text:p>331.25</text:p>
          </table:table-cell>
          <table:table-cell table:formula="oooc:=[.D19]-[.E19]" office:value-type="float" office:value="-79.25">
            <text:p>-79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/>
          <table:table-cell office:value-type="float" office:value="1">
            <text:p>1</text:p>
          </table:table-cell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2.25">
            <text:p>332.25</text:p>
          </table:table-cell>
          <table:table-cell table:formula="oooc:=[.D20]-[.E20]" office:value-type="float" office:value="-80.25">
            <text:p>-80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/>
          <table:table-cell office:value-type="float" office:value="1">
            <text:p>1</text:p>
          </table:table-cell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3.25">
            <text:p>333.25</text:p>
          </table:table-cell>
          <table:table-cell table:formula="oooc:=[.D21]-[.E21]" office:value-type="float" office:value="-81.25">
            <text:p>-81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/>
          <table:table-cell office:value-type="float" office:value="1">
            <text:p>1</text:p>
          </table:table-cell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4.25">
            <text:p>334.25</text:p>
          </table:table-cell>
          <table:table-cell table:formula="oooc:=[.D22]-[.E22]" office:value-type="float" office:value="-82.25">
            <text:p>-82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/>
          <table:table-cell office:value-type="float" office:value="1">
            <text:p>1</text:p>
          </table:table-cell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5.25">
            <text:p>335.25</text:p>
          </table:table-cell>
          <table:table-cell table:formula="oooc:=[.D23]-[.E23]" office:value-type="float" office:value="-83.25">
            <text:p>-83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/>
          <table:table-cell office:value-type="float" office:value="1">
            <text:p>1</text:p>
          </table:table-cell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6.25">
            <text:p>336.25</text:p>
          </table:table-cell>
          <table:table-cell table:formula="oooc:=[.D24]-[.E24]" office:value-type="float" office:value="-84.25">
            <text:p>-84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/>
          <table:table-cell office:value-type="float" office:value="1">
            <text:p>1</text:p>
          </table:table-cell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7.25">
            <text:p>337.25</text:p>
          </table:table-cell>
          <table:table-cell table:formula="oooc:=[.D25]-[.E25]" office:value-type="float" office:value="-85.25">
            <text:p>-85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/>
          <table:table-cell office:value-type="float" office:value="1">
            <text:p>1</text:p>
          </table:table-cell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8.25">
            <text:p>338.25</text:p>
          </table:table-cell>
          <table:table-cell table:formula="oooc:=[.D26]-[.E26]" office:value-type="float" office:value="-86.25">
            <text:p>-86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/>
          <table:table-cell office:value-type="float" office:value="1">
            <text:p>1</text:p>
          </table:table-cell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9.25">
            <text:p>339.25</text:p>
          </table:table-cell>
          <table:table-cell table:formula="oooc:=[.D27]-[.E27]" office:value-type="float" office:value="-87.25">
            <text:p>-87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/>
          <table:table-cell office:value-type="float" office:value="1">
            <text:p>1</text:p>
          </table:table-cell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40.25">
            <text:p>340.25</text:p>
          </table:table-cell>
          <table:table-cell table:formula="oooc:=[.D28]-[.E28]" office:value-type="float" office:value="-88.25">
            <text:p>-8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/>
          <table:table-cell office:value-type="float" office:value="1">
            <text:p>1</text:p>
          </table:table-cell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41.25">
            <text:p>341.25</text:p>
          </table:table-cell>
          <table:table-cell table:formula="oooc:=[.D29]-[.E29]" office:value-type="float" office:value="-89.25">
            <text:p>-89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/>
          <table:table-cell office:value-type="float" office:value="1">
            <text:p>1</text:p>
          </table:table-cell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42.25">
            <text:p>342.25</text:p>
          </table:table-cell>
          <table:table-cell table:formula="oooc:=[.D30]-[.E30]" office:value-type="float" office:value="-90.25">
            <text:p>-90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/>
          <table:table-cell office:value-type="float" office:value="1">
            <text:p>1</text:p>
          </table:table-cell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43.25">
            <text:p>343.25</text:p>
          </table:table-cell>
          <table:table-cell table:formula="oooc:=[.D31]-[.E31]" office:value-type="float" office:value="-91.25">
            <text:p>-91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253">
            <text:p>253</text:p>
          </table:table-cell>
          <table:table-cell table:formula="oooc:=[.E31]+[.C32]" office:value-type="float" office:value="344.25">
            <text:p>344.25</text:p>
          </table:table-cell>
          <table:table-cell table:formula="oooc:=[.D32]-[.E32]" office:value-type="float" office:value="-91.25">
            <text:p>-91.25</text:p>
          </table:table-cell>
          <table:table-cell office:value-type="float" office:value="12940">
            <text:p>12940</text:p>
          </table:table-cell>
          <table:table-cell table:formula="oooc:=[.G32]-[.G31]" office:value-type="float" office:value="48">
            <text:p>48</text:p>
          </table:table-cell>
          <table:table-cell table:formula="oooc:=([.G32]-1200)/[.D32]" office:value-type="float" office:value="46.403162055336">
            <text:p>46.4</text:p>
          </table:table-cell>
          <table:table-cell office:value-type="string">
            <text:p>More planets</text:p>
          </table:table-cell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3">
            <text:p>253</text:p>
          </table:table-cell>
          <table:table-cell table:formula="oooc:=[.E32]+[.C33]" office:value-type="float" office:value="344.25">
            <text:p>344.25</text:p>
          </table:table-cell>
          <table:table-cell table:formula="oooc:=[.D33]-[.E33]" office:value-type="float" office:value="-91.25">
            <text:p>-91.25</text:p>
          </table:table-cell>
          <table:table-cell office:value-type="float" office:value="12941">
            <text:p>1294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71146245059">
            <text:p>46.4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35">
            <text:p>7235</text:p>
          </table:table-cell>
          <table:table-cell table:style-name="Default" table:formula="oooc:=[.D33]/[.J37]" office:value-type="float" office:value="0.849294779793032">
            <text:p>0.85</text:p>
          </table:table-cell>
          <table:table-cell table:formula="oooc:=[.E37]/[.I33]" office:value-type="float" office:value="155.902819180649">
            <text:p>155.9</text:p>
          </table:table-cell>
          <table:table-cell table:style-name="ce1" table:formula="oooc:=TODAY()+([.G37]/[.F37])" office:value-type="date" office:date-value="2009-05-06T13:37:01.795418">
            <text:p>05/06/09</text:p>
          </table:table-cell>
          <table:table-cell/>
          <table:table-cell table:style-name="ce3" table:formula="oooc:=DAYS(NOW();[January.A4])" office:value-type="float" office:value="297.894212962965">
            <text:p>297.89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4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809012023439213">
            <text:p>0.81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6-19T18:08:23.898085">
            <text:p>06/19/09</text:p>
          </table:table-cell>
          <table:table-cell/>
          <table:table-cell table:style-name="ce3" table:formula="oooc:=DAYS(NOW();[January.A4])" office:value-type="float" office:value="297.894212962965">
            <text:p>297.8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735160274894063">
            <text:p>0.74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8-02T17:15:14.326078">
            <text:p>08/02/09</text:p>
          </table:table-cell>
          <table:table-cell/>
          <table:table-cell table:style-name="ce3" table:formula="oooc:=DAYS(NOW();[January.A4])" office:value-type="float" office:value="297.894224537034">
            <text:p>297.8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65543398937473">
            <text:p>0.66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9-18T16:33:04.280977">
            <text:p>09/18/09</text:p>
          </table:table-cell>
          <table:table-cell/>
          <table:table-cell table:style-name="ce3" table:formula="oooc:=DAYS(NOW();[January.A4])" office:value-type="float" office:value="297.894224537034">
            <text:p>297.8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495981418336063">
            <text:p>0.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7-28T01:45:11.348786">
            <text:p>07/28/09</text:p>
          </table:table-cell>
          <table:table-cell/>
          <table:table-cell table:style-name="ce3" table:formula="oooc:=DAYS(NOW();[January.A4])" office:value-type="float" office:value="297.894224537034">
            <text:p>297.8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ce4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11-04T21:27:41">
            <text:p>11/04/08</text:p>
          </table:table-cell>
          <table:table-cell table:formula="oooc:=DAYS(NOW();1/1/8)" office:value-type="float" office:value="39756.769224537">
            <text:p>39756.7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5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21422814251628">
            <text:p>0.3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5-14T16:28:37.498331">
            <text:p>05/14/10</text:p>
          </table:table-cell>
          <table:table-cell/>
          <table:table-cell table:style-name="ce3" table:formula="oooc:=DAYS(NOW();[January.A4])" office:value-type="float" office:value="297.894224537034">
            <text:p>297.8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5" table:default-cell-style-name="Default"/>
        <table:table-column table:style-name="co11" table:default-cell-style-name="ce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5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number:number-style style:name="N124P0" style:volatile="true">
      <style:text-properties fo:color="#0000ff"/>
      <number:text>+</number:text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21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11-04T21:27:40</dc:date>
    <meta:editing-cycles>209</meta:editing-cycles>
    <meta:editing-duration>P13DT14H12M57S</meta:editing-duration>
    <meta:user-defined meta:name="Info 1"/>
    <meta:user-defined meta:name="Info 2"/>
    <meta:user-defined meta:name="Info 3"/>
    <meta:user-defined meta:name="Info 4"/>
    <meta:document-statistic meta:table-count="11" meta:cell-count="3114"/>
  </office:meta>
</office:document-meta>
</file>